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9a0" officeooo:paragraph-rsid="000779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</text:p>
      <text:p text:style-name="P1">#include&lt;stdlib.h&gt;</text:p>
      <text:p text:style-name="P1"/>
      <text:p text:style-name="P1">int a[100],b[100],c[100],d[100],e[100],n;</text:p>
      <text:p text:style-name="P1"/>
      <text:p text:style-name="P1"/>
      <text:p text:style-name="P1">void selection_sorting(int a[],int n);</text:p>
      <text:p text:style-name="P1">void swap(int *a,int *b);</text:p>
      <text:p text:style-name="P1">void insertion_sorting(int a[],int n);</text:p>
      <text:p text:style-name="P1">void heapify(int a[], int n, int i);</text:p>
      <text:p text:style-name="P1">void heapSort(int a[], int n);</text:p>
      <text:p text:style-name="P1">void merge(int a[],int lb,int mid,int ub);</text:p>
      <text:p text:style-name="P1">void merge_sorting(int a[],int lb,int ub);</text:p>
      <text:p text:style-name="P1">int partition(int a[],int lb,int ub);</text:p>
      <text:p text:style-name="P1">void quick_sorting(int a[],int lb,int ub);</text:p>
      <text:p text:style-name="P1"/>
      <text:p text:style-name="P1"/>
      <text:p text:style-name="P1">void swap(int *a,int *b){</text:p>
      <text:p text:style-name="P1"><text:tab/>int temp;</text:p>
      <text:p text:style-name="P1"><text:tab/>temp=*a;</text:p>
      <text:p text:style-name="P1"><text:tab/>*a=*b;</text:p>
      <text:p text:style-name="P1"><text:tab/>*b=temp;</text:p>
      <text:p text:style-name="P1">}</text:p>
      <text:p text:style-name="P1">void selection_sorting(int a[],int n){</text:p>
      <text:p text:style-name="P1"><text:tab/>int i,j,small;</text:p>
      <text:p text:style-name="P1"><text:tab/>for(int i=0;i&lt;n-1;i++){</text:p>
      <text:p text:style-name="P1"><text:tab/><text:tab/>small=i;</text:p>
      <text:p text:style-name="P1"><text:tab/><text:tab/>for(int j=i+1;j&lt;n;j++){</text:p>
      <text:p text:style-name="P1"><text:tab/><text:tab/><text:tab/>if(a[j]&lt;a[small]){</text:p>
      <text:p text:style-name="P1"><text:tab/><text:tab/><text:tab/><text:tab/>small=j;</text:p>
      <text:p text:style-name="P1"><text:tab/><text:tab/><text:tab/>}</text:p>
      <text:p text:style-name="P1"><text:tab/><text:tab/>}</text:p>
      <text:p text:style-name="P1"><text:tab/><text:tab/>int temp=a[i];</text:p>
      <text:p text:style-name="P1"><text:tab/><text:tab/>a[i]=a[small];</text:p>
      <text:p text:style-name="P1"><text:tab/><text:tab/>a[small]=temp;</text:p>
      <text:p text:style-name="P1"><text:tab/>}</text:p>
      <text:p text:style-name="P1">}</text:p>
      <text:p text:style-name="P1">void insertion_sorting(int a[],int n){</text:p>
      <text:p text:style-name="P1"><text:tab/>int i,j,key;</text:p>
      <text:p text:style-name="P1"><text:tab/>for(int i=0;i&lt;n;i++){</text:p>
      <text:p text:style-name="P1"><text:tab/><text:tab/>a[i]=key;</text:p>
      <text:p text:style-name="P1"><text:tab/><text:tab/>j=i-1;</text:p>
      <text:p text:style-name="P1"><text:tab/><text:tab/>while(j&gt;=0 &amp;&amp; a[j]&gt;key){</text:p>
      <text:p text:style-name="P1"><text:tab/><text:tab/><text:tab/>a[j+1]=a[j];</text:p>
      <text:p text:style-name="P1"><text:tab/><text:tab/><text:tab/>j--;</text:p>
      <text:p text:style-name="P1"><text:tab/><text:tab/>}</text:p>
      <text:p text:style-name="P1"><text:tab/>}</text:p>
      <text:p text:style-name="P1"><text:tab/>a[j+1]=key;</text:p>
      <text:p text:style-name="P1">}</text:p>
      <text:p text:style-name="P1">void heapify(int a[], int n, int i) <text:s/></text:p>
      <text:p text:style-name="P1">{ <text:s/></text:p>
      <text:p text:style-name="P1"><text:s text:c="4"/>int largest = i; </text:p>
      <text:p text:style-name="P1"><text:soft-page-break/><text:s text:c="4"/>int left = 2 * i; </text:p>
      <text:p text:style-name="P1"><text:s text:c="4"/>int right = 2 * i + 1; </text:p>
      <text:p text:style-name="P1"><text:s text:c="4"/>if (left &lt; n &amp;&amp; a[left] &gt; a[largest]) <text:s/></text:p>
      <text:p text:style-name="P1"><text:s text:c="8"/>largest = left; <text:s/></text:p>
      <text:p text:style-name="P1"><text:s text:c="4"/>if (right &lt; n &amp;&amp; a[right] &gt; a[largest]) <text:s/></text:p>
      <text:p text:style-name="P1"><text:s text:c="8"/>largest = right; <text:s/></text:p>
      <text:p text:style-name="P1"><text:s text:c="4"/>if (largest != i) { <text:s/></text:p>
      <text:p text:style-name="P1"><text:s text:c="8"/>swap(&amp;a[i], &amp;a[largest]);</text:p>
      <text:p text:style-name="P1"><text:s text:c="10"/></text:p>
      <text:p text:style-name="P1"><text:s text:c="8"/>heapify(a, n, largest); <text:s/></text:p>
      <text:p text:style-name="P1"><text:s text:c="4"/>} <text:s/></text:p>
      <text:p text:style-name="P1">} <text:s text:c="3"/></text:p>
      <text:p text:style-name="P1">void heapSort(int a[], int n) <text:s/></text:p>
      <text:p text:style-name="P1">{ <text:s/></text:p>
      <text:p text:style-name="P1"><text:s text:c="4"/>for (int i = n / 2 + 1; i &gt;= 0; i--) <text:s/></text:p>
      <text:p text:style-name="P1"><text:s text:c="8"/>heapify(a, n, i); <text:s/></text:p>
      <text:p text:style-name="P1"><text:s text:c="4"/>for (int i = n - 1; i &gt;= 0; i--) { <text:s/></text:p>
      <text:p text:style-name="P1"><text:s text:c="8"/>swap(&amp;a[0], &amp;a[i]); </text:p>
      <text:p text:style-name="P1"><text:s text:c="10"/></text:p>
      <text:p text:style-name="P1"><text:s text:c="8"/>heapify(a, i, 0); <text:s/></text:p>
      <text:p text:style-name="P1"><text:s text:c="4"/>} <text:s/></text:p>
      <text:p text:style-name="P1">}</text:p>
      <text:p text:style-name="P1">void merge(int a[],int lb,int mid,int ub){</text:p>
      <text:p text:style-name="P1"><text:tab/>int i,j,k,temp[100];</text:p>
      <text:p text:style-name="P1"><text:tab/>i=lb;</text:p>
      <text:p text:style-name="P1"><text:tab/>j=mid+1;</text:p>
      <text:p text:style-name="P1"><text:tab/>k=lb;</text:p>
      <text:p text:style-name="P1"><text:tab/>while(i&lt;=mid &amp;&amp; j&lt;=ub){</text:p>
      <text:p text:style-name="P1"><text:tab/><text:tab/>if(a[i]&lt;a[j]){</text:p>
      <text:p text:style-name="P1"><text:tab/><text:tab/><text:tab/>temp[k++]=a[i++];</text:p>
      <text:p text:style-name="P1"><text:tab/><text:tab/>}else{</text:p>
      <text:p text:style-name="P1"><text:tab/><text:tab/><text:tab/>temp[k++]=a[j++];</text:p>
      <text:p text:style-name="P1"><text:tab/><text:tab/>}</text:p>
      <text:p text:style-name="P1"><text:tab/>}</text:p>
      <text:p text:style-name="P1"><text:tab/>while(i&lt;=mid){</text:p>
      <text:p text:style-name="P1"><text:tab/><text:tab/>temp[k++]=a[i++];</text:p>
      <text:p text:style-name="P1"><text:tab/>}</text:p>
      <text:p text:style-name="P1"><text:tab/>while(j&lt;=ub){</text:p>
      <text:p text:style-name="P1"><text:tab/><text:tab/>temp[k++]=a[j++];</text:p>
      <text:p text:style-name="P1"><text:tab/>}</text:p>
      <text:p text:style-name="P1"><text:tab/>for(int i=lb;i&lt;=ub;i++){</text:p>
      <text:p text:style-name="P1"><text:tab/><text:tab/>a[i]=temp[i];</text:p>
      <text:p text:style-name="P1"><text:tab/>}</text:p>
      <text:p text:style-name="P1">}</text:p>
      <text:p text:style-name="P1">void merge_sorting(int a[],int lb,int ub){</text:p>
      <text:p text:style-name="P1"><text:tab/>if(lb&lt;ub){</text:p>
      <text:p text:style-name="P1"><text:tab/><text:tab/>int mid;</text:p>
      <text:p text:style-name="P1"><text:tab/><text:tab/>mid=(lb+ub)/2;</text:p>
      <text:p text:style-name="P1"><text:tab/><text:tab/>merge_sorting(a,lb,mid);</text:p>
      <text:p text:style-name="P1"><text:tab/><text:tab/>merge_sorting(a,mid+1,ub);</text:p>
      <text:p text:style-name="P1"><text:tab/><text:tab/>merge(a,lb,mid,ub);</text:p>
      <text:p text:style-name="P1"><text:tab/><text:tab/></text:p>
      <text:p text:style-name="P1"><text:soft-page-break/><text:tab/>}</text:p>
      <text:p text:style-name="P1">}</text:p>
      <text:p text:style-name="P1">int partition(int a[],int lb,int ub){</text:p>
      <text:p text:style-name="P1"><text:tab/>int i,j,pivot;</text:p>
      <text:p text:style-name="P1"><text:tab/>pivot=a[lb];;</text:p>
      <text:p text:style-name="P1"><text:tab/>i=lb+1;</text:p>
      <text:p text:style-name="P1"><text:tab/>j=ub;</text:p>
      <text:p text:style-name="P1"><text:tab/>while(i&lt;j){</text:p>
      <text:p text:style-name="P1"><text:tab/><text:tab/>while(a[i]&lt;=pivot){</text:p>
      <text:p text:style-name="P1"><text:tab/><text:tab/>i++;</text:p>
      <text:p text:style-name="P1"><text:tab/><text:tab/>}</text:p>
      <text:p text:style-name="P1"><text:tab/><text:tab/>while(a[j]&gt;pivot){</text:p>
      <text:p text:style-name="P1"><text:tab/><text:tab/><text:tab/>j--;</text:p>
      <text:p text:style-name="P1"><text:tab/><text:tab/>}</text:p>
      <text:p text:style-name="P1"><text:tab/><text:tab/>if(i&lt;j){</text:p>
      <text:p text:style-name="P1"><text:tab/><text:tab/><text:tab/>swap(&amp;a[i],&amp;a[j]);</text:p>
      <text:p text:style-name="P1"><text:tab/><text:tab/>}</text:p>
      <text:p text:style-name="P1"><text:tab/>}</text:p>
      <text:p text:style-name="P1"><text:tab/>swap(&amp;a[lb],&amp;a[j]);</text:p>
      <text:p text:style-name="P1"><text:tab/></text:p>
      <text:p text:style-name="P1"><text:s/>return j;</text:p>
      <text:p text:style-name="P1">}</text:p>
      <text:p text:style-name="P1">void quick_sorting(int a[],int lb,int ub){</text:p>
      <text:p text:style-name="P1">if(lb&lt;ub){</text:p>
      <text:p text:style-name="P1"><text:tab/>int partitionindex=partition(a,lb,ub);</text:p>
      <text:p text:style-name="P1"><text:tab/>quick_sorting(a,lb,partitionindex-1);</text:p>
      <text:p text:style-name="P1"><text:tab/>quick_sorting(a,partitionindex+1,ub);</text:p>
      <text:p text:style-name="P1"><text:tab/>}</text:p>
      <text:p text:style-name="P1">}</text:p>
      <text:p text:style-name="P1">int main(){</text:p>
      <text:p text:style-name="P1"><text:tab/>printf("Enter the number of Elements of the array:");</text:p>
      <text:p text:style-name="P1"><text:tab/>scanf("%d",&amp;n);</text:p>
      <text:p text:style-name="P1"><text:tab/>for(int i=0;i&lt;n;i++){</text:p>
      <text:p text:style-name="P1"><text:tab/><text:tab/>printf("Enter the array6 ELements:");</text:p>
      <text:p text:style-name="P1"><text:tab/><text:tab/>scanf("%d",&amp;a[i]);</text:p>
      <text:p text:style-name="P1"><text:tab/><text:tab/>//a[i]=b[i]=c[i]=d[i]=e[i];</text:p>
      <text:p text:style-name="P1"><text:tab/>}</text:p>
      <text:p text:style-name="P1"><text:tab/>printf("\nTHE ARRAY\n");</text:p>
      <text:p text:style-name="P1"><text:tab/>for(int i=0;i&lt;n;i++){</text:p>
      <text:p text:style-name="P1"><text:tab/><text:tab/>printf("%d\t",a[i]);</text:p>
      <text:p text:style-name="P1"><text:tab/>}</text:p>
      <text:p text:style-name="P1"><text:tab/>while(1){</text:p>
      <text:p text:style-name="P1"><text:tab/><text:tab/>int ch;</text:p>
      <text:p text:style-name="P1"><text:tab/><text:tab/>printf("\n1.SELECTION_SORTING\n2.INSERTION_SORTING\n3.QUICK_SORTING\n4.MERGE_SORTING\n5.HEAP_SORTING\n");</text:p>
      <text:p text:style-name="P1"><text:tab/><text:tab/>scanf("%d",&amp;ch);</text:p>
      <text:p text:style-name="P1"><text:tab/><text:tab/>if(ch==1){</text:p>
      <text:p text:style-name="P1"><text:tab/><text:tab/><text:tab/><text:tab/>selection_sorting(a,n);</text:p>
      <text:p text:style-name="P1"><text:tab/><text:tab/><text:tab/><text:tab/>printf("\n THE SORTED ARRAY\n");</text:p>
      <text:p text:style-name="P1"><text:tab/><text:tab/><text:tab/><text:tab/>for(int i=0;i&lt;n;i++){</text:p>
      <text:p text:style-name="P1"><text:tab/><text:tab/><text:tab/><text:tab/><text:tab/>printf("%d\t",a[i]);</text:p>
      <text:p text:style-name="P1"><text:tab/><text:tab/><text:tab/><text:tab/>}</text:p>
      <text:p text:style-name="P1"><text:soft-page-break/><text:tab/><text:tab/><text:tab/>}else if(ch==2){</text:p>
      <text:p text:style-name="P1"><text:tab/><text:tab/><text:tab/><text:tab/>insertion_sorting(a,n);</text:p>
      <text:p text:style-name="P1"><text:tab/><text:tab/><text:tab/><text:tab/>printf("\n THE SORTED ARRAY\n");</text:p>
      <text:p text:style-name="P1"><text:tab/><text:tab/><text:tab/><text:tab/>for(int i=0;i&lt;n;i++){</text:p>
      <text:p text:style-name="P1"><text:tab/><text:tab/><text:tab/><text:tab/><text:tab/>printf("%d\t",a[i]);</text:p>
      <text:p text:style-name="P1"><text:tab/><text:tab/><text:tab/><text:tab/><text:tab/>}</text:p>
      <text:p text:style-name="P1"><text:tab/><text:tab/><text:tab/>}else if(ch==3){</text:p>
      <text:p text:style-name="P1"><text:tab/><text:tab/><text:tab/><text:tab/>quick_sorting(a,0,n-1);</text:p>
      <text:p text:style-name="P1"><text:tab/><text:tab/><text:tab/><text:tab/>printf("\n THE SORTED ARRAY\n");</text:p>
      <text:p text:style-name="P1"><text:tab/><text:tab/><text:tab/><text:tab/>for(int i=0;i&lt;n;i++){</text:p>
      <text:p text:style-name="P1"><text:tab/><text:tab/><text:tab/><text:tab/><text:tab/>printf("%d\t",a[i]);</text:p>
      <text:p text:style-name="P1"><text:tab/><text:tab/><text:tab/><text:tab/><text:tab/>}</text:p>
      <text:p text:style-name="P1"><text:tab/><text:tab/><text:tab/>}else if(ch==4){</text:p>
      <text:p text:style-name="P1"><text:tab/><text:tab/><text:tab/><text:tab/>merge_sorting(a,0,n-1);</text:p>
      <text:p text:style-name="P1"><text:tab/><text:tab/><text:tab/><text:tab/>printf("\n THE SORTED ARRAY\n");</text:p>
      <text:p text:style-name="P1"><text:tab/><text:tab/><text:tab/><text:tab/>for(int i=0;i&lt;n;i++){</text:p>
      <text:p text:style-name="P1"><text:tab/><text:tab/><text:tab/><text:tab/><text:tab/>printf("%d\t",a[i]);</text:p>
      <text:p text:style-name="P1"><text:tab/><text:tab/><text:tab/><text:tab/><text:tab/>}</text:p>
      <text:p text:style-name="P1"><text:tab/><text:tab/><text:tab/>}else if(ch==5){</text:p>
      <text:p text:style-name="P1"><text:tab/><text:tab/><text:tab/><text:tab/>heapSort(a,n);</text:p>
      <text:p text:style-name="P1"><text:tab/><text:tab/><text:tab/><text:tab/>printf("\n THE SORTED ARRAY\n");</text:p>
      <text:p text:style-name="P1"><text:tab/><text:tab/><text:tab/><text:tab/>for(int i=0;i&lt;n;i++){</text:p>
      <text:p text:style-name="P1"><text:tab/><text:tab/><text:tab/><text:tab/><text:tab/>printf("%d\t",a[i]);</text:p>
      <text:p text:style-name="P1"><text:tab/><text:tab/><text:tab/><text:tab/><text:tab/>}</text:p>
      <text:p text:style-name="P1"><text:tab/><text:tab/><text:tab/>}else{</text:p>
      <text:p text:style-name="P1"><text:tab/><text:tab/><text:tab/>printf("Choose any other option:");</text:p>
      <text:p text:style-name="P1"><text:tab/><text:tab/><text:tab/>return 0;</text:p>
      <text:p text:style-name="P1"><text:tab/><text:tab/><text:tab/>}</text:p>
      <text:p text:style-name="P1"><text:tab/><text:tab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9:56:22.196686172</meta:creation-date>
    <meta:print-date>2022-12-19T11:41:55.450117740</meta:print-date>
    <dc:date>2022-12-19T11:59:53.701809533</dc:date>
    <meta:editing-duration>PT13M</meta:editing-duration>
    <meta:editing-cycles>1</meta:editing-cycles>
    <meta:document-statistic meta:table-count="0" meta:image-count="0" meta:object-count="0" meta:page-count="4" meta:paragraph-count="180" meta:word-count="381" meta:character-count="3394" meta:non-whitespace-character-count="2754"/>
    <meta:generator>LibreOffice/7.3.5.2$Linux_X86_64 LibreOffice_project/30$Build-2</meta:generator>
  </office:meta>
</office:document-meta>
</file>